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0"/>
      </table:calculation-settings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" form:id="control1" form:label="Print Value of Offset Row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Alpha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Delta</text:p>
          </table:table-cell>
          <table:table-cell table:style-name="Default" office:value-type="string">
            <text:p>Epsilon</text:p>
          </table:table-cell>
          <table:table-cell table:style-name="Default" office:value-type="string">
            <text:p>Zeta</text:p>
          </table:table-cell>
          <table:table-cell table:style-name="Default" office:value-type="string">
            <text:p>Eta</text:p>
          </table:table-cell>
          <table:table-cell table:style-name="Default" office:value-type="string">
            <text:p>Theta</text:p>
          </table:table-cell>
          <table:table-cell table:number-columns-repeated="2"/>
          <table:table-cell office:value-type="string">
            <text:p>Row Index Or Column Name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table:formula="of:=[.A2]*1.03" office:value-type="float" office:value="1.03">
            <text:p>1.03</text:p>
          </table:table-cell>
          <table:table-cell table:formula="of:=[.B2]*1.03" office:value-type="float" office:value="1.0609">
            <text:p>1.06</text:p>
          </table:table-cell>
          <table:table-cell table:formula="of:=[.C2]*1.03" office:value-type="float" office:value="1.092727">
            <text:p>1.09</text:p>
          </table:table-cell>
          <table:table-cell table:formula="of:=[.D2]*1.03" office:value-type="float" office:value="1.12550881">
            <text:p>1.13</text:p>
          </table:table-cell>
          <table:table-cell table:formula="of:=[.E2]*1.03" office:value-type="float" office:value="1.1592740743">
            <text:p>1.16</text:p>
          </table:table-cell>
          <table:table-cell table:formula="of:=[.F2]*1.03" office:value-type="float" office:value="1.194052296529">
            <text:p>1.19</text:p>
          </table:table-cell>
          <table:table-cell table:formula="of:=[.G2]*1.03" office:value-type="float" office:value="1.22987386542487">
            <text:p>1.23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formula="of:=[.A2]+1" office:value-type="float" office:value="2">
            <text:p>2.00</text:p>
          </table:table-cell>
          <table:table-cell table:formula="of:=[.A3]*1.03" office:value-type="float" office:value="2.06">
            <text:p>2.06</text:p>
          </table:table-cell>
          <table:table-cell table:formula="of:=[.B3]*1.03" office:value-type="float" office:value="2.1218">
            <text:p>2.12</text:p>
          </table:table-cell>
          <table:table-cell table:formula="of:=[.C3]*1.03" office:value-type="float" office:value="2.185454">
            <text:p>2.19</text:p>
          </table:table-cell>
          <table:table-cell table:formula="of:=[.D3]*1.03" office:value-type="float" office:value="2.25101762">
            <text:p>2.25</text:p>
          </table:table-cell>
          <table:table-cell table:formula="of:=[.E3]*1.03" office:value-type="float" office:value="2.3185481486">
            <text:p>2.32</text:p>
          </table:table-cell>
          <table:table-cell table:formula="of:=[.F3]*1.03" office:value-type="float" office:value="2.388104593058">
            <text:p>2.39</text:p>
          </table:table-cell>
          <table:table-cell table:formula="of:=[.G3]*1.03" office:value-type="float" office:value="2.45974773084974">
            <text:p>2.46</text:p>
          </table:table-cell>
          <table:table-cell table:number-columns-repeated="3"/>
        </table:table-row>
        <table:table-row table:style-name="ro1">
          <table:table-cell table:formula="of:=[.A3]+1" office:value-type="float" office:value="3">
            <text:p>3.00</text:p>
          </table:table-cell>
          <table:table-cell table:formula="of:=[.A4]*1.03" office:value-type="float" office:value="3.09">
            <text:p>3.09</text:p>
          </table:table-cell>
          <table:table-cell table:formula="of:=[.B4]*1.03" office:value-type="float" office:value="3.1827">
            <text:p>3.18</text:p>
          </table:table-cell>
          <table:table-cell table:formula="of:=[.C4]*1.03" office:value-type="float" office:value="3.278181">
            <text:p>3.28</text:p>
          </table:table-cell>
          <table:table-cell table:formula="of:=[.D4]*1.03" office:value-type="float" office:value="3.37652643">
            <text:p>3.38</text:p>
          </table:table-cell>
          <table:table-cell table:formula="of:=[.E4]*1.03" office:value-type="float" office:value="3.4778222229">
            <text:p>3.48</text:p>
          </table:table-cell>
          <table:table-cell table:formula="of:=[.F4]*1.03" office:value-type="float" office:value="3.582156889587">
            <text:p>3.58</text:p>
          </table:table-cell>
          <table:table-cell table:formula="of:=[.G4]*1.03" office:value-type="float" office:value="3.68962159627461">
            <text:p>3.69</text:p>
          </table:table-cell>
          <table:table-cell table:number-columns-repeated="3"/>
        </table:table-row>
        <table:table-row table:style-name="ro1">
          <table:table-cell table:formula="of:=[.A4]+1" office:value-type="float" office:value="4">
            <text:p>4.00</text:p>
          </table:table-cell>
          <table:table-cell table:formula="of:=[.A5]*1.03" office:value-type="float" office:value="4.12">
            <text:p>4.12</text:p>
          </table:table-cell>
          <table:table-cell table:formula="of:=[.B5]*1.03" office:value-type="float" office:value="4.2436">
            <text:p>4.24</text:p>
          </table:table-cell>
          <table:table-cell table:formula="of:=[.C5]*1.03" office:value-type="float" office:value="4.370908">
            <text:p>4.37</text:p>
          </table:table-cell>
          <table:table-cell table:formula="of:=[.D5]*1.03" office:value-type="float" office:value="4.50203524">
            <text:p>4.50</text:p>
          </table:table-cell>
          <table:table-cell table:formula="of:=[.E5]*1.03" office:value-type="float" office:value="4.6370962972">
            <text:p>4.64</text:p>
          </table:table-cell>
          <table:table-cell table:formula="of:=[.F5]*1.03" office:value-type="float" office:value="4.776209186116">
            <text:p>4.78</text:p>
          </table:table-cell>
          <table:table-cell table:formula="of:=[.G5]*1.03" office:value-type="float" office:value="4.91949546169948">
            <text:p>4.92</text:p>
          </table:table-cell>
          <table:table-cell table:number-columns-repeated="2"/>
          <table:table-cell>
            <draw:control table:end-cell-address="Sheet1.M7" table:end-x="0.2189in" table:end-y="0.0945in" draw:z-index="0" draw:text-style-name="P1" svg:width="2.7831in" svg:height="0.3976in" svg:x="0.0878in" svg:y="0.0524in" draw:control="control1"/>
          </table:table-cell>
        </table:table-row>
        <table:table-row table:style-name="ro1">
          <table:table-cell table:formula="of:=[.A5]+1" office:value-type="float" office:value="5">
            <text:p>5.00</text:p>
          </table:table-cell>
          <table:table-cell table:formula="of:=[.A6]*1.03" office:value-type="float" office:value="5.15">
            <text:p>5.15</text:p>
          </table:table-cell>
          <table:table-cell table:formula="of:=[.B6]*1.03" office:value-type="float" office:value="5.3045">
            <text:p>5.30</text:p>
          </table:table-cell>
          <table:table-cell table:formula="of:=[.C6]*1.03" office:value-type="float" office:value="5.463635">
            <text:p>5.46</text:p>
          </table:table-cell>
          <table:table-cell table:formula="of:=[.D6]*1.03" office:value-type="float" office:value="5.62754405">
            <text:p>5.63</text:p>
          </table:table-cell>
          <table:table-cell table:formula="of:=[.E6]*1.03" office:value-type="float" office:value="5.7963703715">
            <text:p>5.80</text:p>
          </table:table-cell>
          <table:table-cell table:formula="of:=[.F6]*1.03" office:value-type="float" office:value="5.970261482645">
            <text:p>5.97</text:p>
          </table:table-cell>
          <table:table-cell table:formula="of:=[.G6]*1.03" office:value-type="float" office:value="6.14936932712435">
            <text:p>6.15</text:p>
          </table:table-cell>
          <table:table-cell table:number-columns-repeated="3"/>
        </table:table-row>
        <table:table-row table:style-name="ro1">
          <table:table-cell table:formula="of:=[.A6]+1" office:value-type="float" office:value="6">
            <text:p>6.00</text:p>
          </table:table-cell>
          <table:table-cell table:formula="of:=[.A7]*1.03" office:value-type="float" office:value="6.18">
            <text:p>6.18</text:p>
          </table:table-cell>
          <table:table-cell table:formula="of:=[.B7]*1.03" office:value-type="float" office:value="6.3654">
            <text:p>6.37</text:p>
          </table:table-cell>
          <table:table-cell table:formula="of:=[.C7]*1.03" office:value-type="float" office:value="6.556362">
            <text:p>6.56</text:p>
          </table:table-cell>
          <table:table-cell table:formula="of:=[.D7]*1.03" office:value-type="float" office:value="6.75305286">
            <text:p>6.75</text:p>
          </table:table-cell>
          <table:table-cell table:formula="of:=[.E7]*1.03" office:value-type="float" office:value="6.9556444458">
            <text:p>6.96</text:p>
          </table:table-cell>
          <table:table-cell table:formula="of:=[.F7]*1.03" office:value-type="float" office:value="7.164313779174">
            <text:p>7.16</text:p>
          </table:table-cell>
          <table:table-cell table:formula="of:=[.G7]*1.03" office:value-type="float" office:value="7.37924319254922">
            <text:p>7.38</text:p>
          </table:table-cell>
          <table:table-cell table:number-columns-repeated="3"/>
        </table:table-row>
        <table:table-row table:style-name="ro1">
          <table:table-cell table:formula="of:=[.A7]+1" office:value-type="float" office:value="7">
            <text:p>7.00</text:p>
          </table:table-cell>
          <table:table-cell table:formula="of:=[.A8]*1.03" office:value-type="float" office:value="7.21">
            <text:p>7.21</text:p>
          </table:table-cell>
          <table:table-cell table:formula="of:=[.B8]*1.03" office:value-type="float" office:value="7.4263">
            <text:p>7.43</text:p>
          </table:table-cell>
          <table:table-cell table:formula="of:=[.C8]*1.03" office:value-type="float" office:value="7.649089">
            <text:p>7.65</text:p>
          </table:table-cell>
          <table:table-cell table:formula="of:=[.D8]*1.03" office:value-type="float" office:value="7.87856167">
            <text:p>7.88</text:p>
          </table:table-cell>
          <table:table-cell table:formula="of:=[.E8]*1.03" office:value-type="float" office:value="8.1149185201">
            <text:p>8.11</text:p>
          </table:table-cell>
          <table:table-cell table:formula="of:=[.F8]*1.03" office:value-type="float" office:value="8.358366075703">
            <text:p>8.36</text:p>
          </table:table-cell>
          <table:table-cell table:formula="of:=[.G8]*1.03" office:value-type="float" office:value="8.60911705797409">
            <text:p>8.61</text:p>
          </table:table-cell>
          <table:table-cell table:number-columns-repeated="3"/>
        </table:table-row>
        <table:table-row table:style-name="ro1">
          <table:table-cell table:formula="of:=[.A8]+1" office:value-type="float" office:value="8">
            <text:p>8.00</text:p>
          </table:table-cell>
          <table:table-cell table:formula="of:=[.A9]*1.03" office:value-type="float" office:value="8.24">
            <text:p>8.24</text:p>
          </table:table-cell>
          <table:table-cell table:formula="of:=[.B9]*1.03" office:value-type="float" office:value="8.4872">
            <text:p>8.49</text:p>
          </table:table-cell>
          <table:table-cell table:formula="of:=[.C9]*1.03" office:value-type="float" office:value="8.741816">
            <text:p>8.74</text:p>
          </table:table-cell>
          <table:table-cell table:formula="of:=[.D9]*1.03" office:value-type="float" office:value="9.00407048">
            <text:p>9.00</text:p>
          </table:table-cell>
          <table:table-cell table:formula="of:=[.E9]*1.03" office:value-type="float" office:value="9.2741925944">
            <text:p>9.27</text:p>
          </table:table-cell>
          <table:table-cell table:formula="of:=[.F9]*1.03" office:value-type="float" office:value="9.552418372232">
            <text:p>9.55</text:p>
          </table:table-cell>
          <table:table-cell table:formula="of:=[.G9]*1.03" office:value-type="float" office:value="9.83899092339896">
            <text:p>9.84</text:p>
          </table:table-cell>
          <table:table-cell table:number-columns-repeated="3"/>
        </table:table-row>
        <table:table-row table:style-name="ro1">
          <table:table-cell table:formula="of:=[.A9]+1" office:value-type="float" office:value="9">
            <text:p>9.00</text:p>
          </table:table-cell>
          <table:table-cell table:formula="of:=[.A10]*1.03" office:value-type="float" office:value="9.27">
            <text:p>9.27</text:p>
          </table:table-cell>
          <table:table-cell table:formula="of:=[.B10]*1.03" office:value-type="float" office:value="9.5481">
            <text:p>9.55</text:p>
          </table:table-cell>
          <table:table-cell table:formula="of:=[.C10]*1.03" office:value-type="float" office:value="9.834543">
            <text:p>9.83</text:p>
          </table:table-cell>
          <table:table-cell table:formula="of:=[.D10]*1.03" office:value-type="float" office:value="10.12957929">
            <text:p>10.13</text:p>
          </table:table-cell>
          <table:table-cell table:formula="of:=[.E10]*1.03" office:value-type="float" office:value="10.4334666687">
            <text:p>10.43</text:p>
          </table:table-cell>
          <table:table-cell table:formula="of:=[.F10]*1.03" office:value-type="float" office:value="10.746470668761">
            <text:p>10.75</text:p>
          </table:table-cell>
          <table:table-cell table:formula="of:=[.G10]*1.03" office:value-type="float" office:value="11.0688647888238">
            <text:p>11.07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>
            <text:p>10.00</text:p>
          </table:table-cell>
          <table:table-cell table:formula="of:=[.A11]*1.03" office:value-type="float" office:value="10.3">
            <text:p>10.30</text:p>
          </table:table-cell>
          <table:table-cell table:formula="of:=[.B11]*1.03" office:value-type="float" office:value="10.609">
            <text:p>10.61</text:p>
          </table:table-cell>
          <table:table-cell table:formula="of:=[.C11]*1.03" office:value-type="float" office:value="10.92727">
            <text:p>10.93</text:p>
          </table:table-cell>
          <table:table-cell table:formula="of:=[.D11]*1.03" office:value-type="float" office:value="11.2550881">
            <text:p>11.26</text:p>
          </table:table-cell>
          <table:table-cell table:formula="of:=[.E11]*1.03" office:value-type="float" office:value="11.592740743">
            <text:p>11.59</text:p>
          </table:table-cell>
          <table:table-cell table:formula="of:=[.F11]*1.03" office:value-type="float" office:value="11.94052296529">
            <text:p>11.94</text:p>
          </table:table-cell>
          <table:table-cell table:formula="of:=[.G11]*1.03" office:value-type="float" office:value="12.2987386542487">
            <text:p>12.30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>
            <text:p>11.00</text:p>
          </table:table-cell>
          <table:table-cell table:formula="of:=[.A12]*1.03" office:value-type="float" office:value="11.33">
            <text:p>11.33</text:p>
          </table:table-cell>
          <table:table-cell table:formula="of:=[.B12]*1.03" office:value-type="float" office:value="11.6699">
            <text:p>11.67</text:p>
          </table:table-cell>
          <table:table-cell table:formula="of:=[.C12]*1.03" office:value-type="float" office:value="12.019997">
            <text:p>12.02</text:p>
          </table:table-cell>
          <table:table-cell table:formula="of:=[.D12]*1.03" office:value-type="float" office:value="12.38059691">
            <text:p>12.38</text:p>
          </table:table-cell>
          <table:table-cell table:formula="of:=[.E12]*1.03" office:value-type="float" office:value="12.7520148173">
            <text:p>12.75</text:p>
          </table:table-cell>
          <table:table-cell table:formula="of:=[.F12]*1.03" office:value-type="float" office:value="13.134575261819">
            <text:p>13.13</text:p>
          </table:table-cell>
          <table:table-cell table:formula="of:=[.G12]*1.03" office:value-type="float" office:value="13.5286125196736">
            <text:p>13.53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.00</text:p>
          </table:table-cell>
          <table:table-cell table:formula="of:=[.A13]*1.03" office:value-type="float" office:value="12.36">
            <text:p>12.36</text:p>
          </table:table-cell>
          <table:table-cell table:formula="of:=[.B13]*1.03" office:value-type="float" office:value="12.7308">
            <text:p>12.73</text:p>
          </table:table-cell>
          <table:table-cell table:formula="of:=[.C13]*1.03" office:value-type="float" office:value="13.112724">
            <text:p>13.11</text:p>
          </table:table-cell>
          <table:table-cell table:formula="of:=[.D13]*1.03" office:value-type="float" office:value="13.50610572">
            <text:p>13.51</text:p>
          </table:table-cell>
          <table:table-cell table:formula="of:=[.E13]*1.03" office:value-type="float" office:value="13.9112888916">
            <text:p>13.91</text:p>
          </table:table-cell>
          <table:table-cell table:formula="of:=[.F13]*1.03" office:value-type="float" office:value="14.328627558348">
            <text:p>14.33</text:p>
          </table:table-cell>
          <table:table-cell table:formula="of:=[.G13]*1.03" office:value-type="float" office:value="14.7584863850984">
            <text:p>14.76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>
            <text:p>13.00</text:p>
          </table:table-cell>
          <table:table-cell table:formula="of:=[.A14]*1.03" office:value-type="float" office:value="13.39">
            <text:p>13.39</text:p>
          </table:table-cell>
          <table:table-cell table:formula="of:=[.B14]*1.03" office:value-type="float" office:value="13.7917">
            <text:p>13.79</text:p>
          </table:table-cell>
          <table:table-cell table:formula="of:=[.C14]*1.03" office:value-type="float" office:value="14.205451">
            <text:p>14.21</text:p>
          </table:table-cell>
          <table:table-cell table:formula="of:=[.D14]*1.03" office:value-type="float" office:value="14.63161453">
            <text:p>14.63</text:p>
          </table:table-cell>
          <table:table-cell table:formula="of:=[.E14]*1.03" office:value-type="float" office:value="15.0705629659">
            <text:p>15.07</text:p>
          </table:table-cell>
          <table:table-cell table:formula="of:=[.F14]*1.03" office:value-type="float" office:value="15.522679854877">
            <text:p>15.52</text:p>
          </table:table-cell>
          <table:table-cell table:formula="of:=[.G14]*1.03" office:value-type="float" office:value="15.9883602505233">
            <text:p>15.99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>
            <text:p>14.00</text:p>
          </table:table-cell>
          <table:table-cell table:formula="of:=[.A15]*1.03" office:value-type="float" office:value="14.42">
            <text:p>14.42</text:p>
          </table:table-cell>
          <table:table-cell table:formula="of:=[.B15]*1.03" office:value-type="float" office:value="14.8526">
            <text:p>14.85</text:p>
          </table:table-cell>
          <table:table-cell table:formula="of:=[.C15]*1.03" office:value-type="float" office:value="15.298178">
            <text:p>15.30</text:p>
          </table:table-cell>
          <table:table-cell table:formula="of:=[.D15]*1.03" office:value-type="float" office:value="15.75712334">
            <text:p>15.76</text:p>
          </table:table-cell>
          <table:table-cell table:formula="of:=[.E15]*1.03" office:value-type="float" office:value="16.2298370402">
            <text:p>16.23</text:p>
          </table:table-cell>
          <table:table-cell table:formula="of:=[.F15]*1.03" office:value-type="float" office:value="16.716732151406">
            <text:p>16.72</text:p>
          </table:table-cell>
          <table:table-cell table:formula="of:=[.G15]*1.03" office:value-type="float" office:value="17.2182341159482">
            <text:p>17.22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>
            <text:p>15.00</text:p>
          </table:table-cell>
          <table:table-cell table:formula="of:=[.A16]*1.03" office:value-type="float" office:value="15.45">
            <text:p>15.45</text:p>
          </table:table-cell>
          <table:table-cell table:formula="of:=[.B16]*1.03" office:value-type="float" office:value="15.9135">
            <text:p>15.91</text:p>
          </table:table-cell>
          <table:table-cell table:formula="of:=[.C16]*1.03" office:value-type="float" office:value="16.390905">
            <text:p>16.39</text:p>
          </table:table-cell>
          <table:table-cell table:formula="of:=[.D16]*1.03" office:value-type="float" office:value="16.88263215">
            <text:p>16.88</text:p>
          </table:table-cell>
          <table:table-cell table:formula="of:=[.E16]*1.03" office:value-type="float" office:value="17.3891111145">
            <text:p>17.39</text:p>
          </table:table-cell>
          <table:table-cell table:formula="of:=[.F16]*1.03" office:value-type="float" office:value="17.910784447935">
            <text:p>17.91</text:p>
          </table:table-cell>
          <table:table-cell table:formula="of:=[.G16]*1.03" office:value-type="float" office:value="18.4481079813731">
            <text:p>18.45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>
            <text:p>16.00</text:p>
          </table:table-cell>
          <table:table-cell table:formula="of:=[.A17]*1.03" office:value-type="float" office:value="16.48">
            <text:p>16.48</text:p>
          </table:table-cell>
          <table:table-cell table:formula="of:=[.B17]*1.03" office:value-type="float" office:value="16.9744">
            <text:p>16.97</text:p>
          </table:table-cell>
          <table:table-cell table:formula="of:=[.C17]*1.03" office:value-type="float" office:value="17.483632">
            <text:p>17.48</text:p>
          </table:table-cell>
          <table:table-cell table:formula="of:=[.D17]*1.03" office:value-type="float" office:value="18.00814096">
            <text:p>18.01</text:p>
          </table:table-cell>
          <table:table-cell table:formula="of:=[.E17]*1.03" office:value-type="float" office:value="18.5483851888">
            <text:p>18.55</text:p>
          </table:table-cell>
          <table:table-cell table:formula="of:=[.F17]*1.03" office:value-type="float" office:value="19.104836744464">
            <text:p>19.10</text:p>
          </table:table-cell>
          <table:table-cell table:formula="of:=[.G17]*1.03" office:value-type="float" office:value="19.6779818467979">
            <text:p>19.68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>
            <text:p>17.00</text:p>
          </table:table-cell>
          <table:table-cell table:formula="of:=[.A18]*1.03" office:value-type="float" office:value="17.51">
            <text:p>17.51</text:p>
          </table:table-cell>
          <table:table-cell table:formula="of:=[.B18]*1.03" office:value-type="float" office:value="18.0353">
            <text:p>18.04</text:p>
          </table:table-cell>
          <table:table-cell table:formula="of:=[.C18]*1.03" office:value-type="float" office:value="18.576359">
            <text:p>18.58</text:p>
          </table:table-cell>
          <table:table-cell table:formula="of:=[.D18]*1.03" office:value-type="float" office:value="19.13364977">
            <text:p>19.13</text:p>
          </table:table-cell>
          <table:table-cell table:formula="of:=[.E18]*1.03" office:value-type="float" office:value="19.7076592631">
            <text:p>19.71</text:p>
          </table:table-cell>
          <table:table-cell table:formula="of:=[.F18]*1.03" office:value-type="float" office:value="20.298889040993">
            <text:p>20.30</text:p>
          </table:table-cell>
          <table:table-cell table:formula="of:=[.G18]*1.03" office:value-type="float" office:value="20.9078557122228">
            <text:p>20.91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>
            <text:p>18.00</text:p>
          </table:table-cell>
          <table:table-cell table:formula="of:=[.A19]*1.03" office:value-type="float" office:value="18.54">
            <text:p>18.54</text:p>
          </table:table-cell>
          <table:table-cell table:formula="of:=[.B19]*1.03" office:value-type="float" office:value="19.0962">
            <text:p>19.10</text:p>
          </table:table-cell>
          <table:table-cell table:formula="of:=[.C19]*1.03" office:value-type="float" office:value="19.669086">
            <text:p>19.67</text:p>
          </table:table-cell>
          <table:table-cell table:formula="of:=[.D19]*1.03" office:value-type="float" office:value="20.25915858">
            <text:p>20.26</text:p>
          </table:table-cell>
          <table:table-cell table:formula="of:=[.E19]*1.03" office:value-type="float" office:value="20.8669333374">
            <text:p>20.87</text:p>
          </table:table-cell>
          <table:table-cell table:formula="of:=[.F19]*1.03" office:value-type="float" office:value="21.492941337522">
            <text:p>21.49</text:p>
          </table:table-cell>
          <table:table-cell table:formula="of:=[.G19]*1.03" office:value-type="float" office:value="22.1377295776477">
            <text:p>22.14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>
            <text:p>19.00</text:p>
          </table:table-cell>
          <table:table-cell table:formula="of:=[.A20]*1.03" office:value-type="float" office:value="19.57">
            <text:p>19.57</text:p>
          </table:table-cell>
          <table:table-cell table:formula="of:=[.B20]*1.03" office:value-type="float" office:value="20.1571">
            <text:p>20.16</text:p>
          </table:table-cell>
          <table:table-cell table:formula="of:=[.C20]*1.03" office:value-type="float" office:value="20.761813">
            <text:p>20.76</text:p>
          </table:table-cell>
          <table:table-cell table:formula="of:=[.D20]*1.03" office:value-type="float" office:value="21.38466739">
            <text:p>21.38</text:p>
          </table:table-cell>
          <table:table-cell table:formula="of:=[.E20]*1.03" office:value-type="float" office:value="22.0262074117">
            <text:p>22.03</text:p>
          </table:table-cell>
          <table:table-cell table:formula="of:=[.F20]*1.03" office:value-type="float" office:value="22.686993634051">
            <text:p>22.69</text:p>
          </table:table-cell>
          <table:table-cell table:formula="of:=[.G20]*1.03" office:value-type="float" office:value="23.3676034430725">
            <text:p>23.37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>
            <text:p>20.00</text:p>
          </table:table-cell>
          <table:table-cell table:formula="of:=[.A21]*1.03" office:value-type="float" office:value="20.6">
            <text:p>20.60</text:p>
          </table:table-cell>
          <table:table-cell table:formula="of:=[.B21]*1.03" office:value-type="float" office:value="21.218">
            <text:p>21.22</text:p>
          </table:table-cell>
          <table:table-cell table:formula="of:=[.C21]*1.03" office:value-type="float" office:value="21.85454">
            <text:p>21.85</text:p>
          </table:table-cell>
          <table:table-cell table:formula="of:=[.D21]*1.03" office:value-type="float" office:value="22.5101762">
            <text:p>22.51</text:p>
          </table:table-cell>
          <table:table-cell table:formula="of:=[.E21]*1.03" office:value-type="float" office:value="23.185481486">
            <text:p>23.19</text:p>
          </table:table-cell>
          <table:table-cell table:formula="of:=[.F21]*1.03" office:value-type="float" office:value="23.88104593058">
            <text:p>23.88</text:p>
          </table:table-cell>
          <table:table-cell table:formula="of:=[.G21]*1.03" office:value-type="float" office:value="24.5974773084974">
            <text:p>24.6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9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c</meta:initial-creator>
    <meta:creation-date>2015-10-23T19:09:21.62</meta:creation-date>
    <dc:date>2015-10-23T19:44:46.25</dc:date>
    <dc:creator>f c</dc:creator>
    <meta:editing-duration>PT7M52S</meta:editing-duration>
    <meta:editing-cycles>3</meta:editing-cycles>
    <meta:generator>OpenOffice/4.1.2$Win32 OpenOffice.org_project/412m2$Build-9781</meta:generator>
    <meta:document-statistic meta:table-count="3" meta:cell-count="17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oSheet = ThisComponent.CurrentController.ActiveSheet
ShiftCell = oSheet.getCellrangeByName("K2")
NewCell = fActiveCell(ShiftCell.String)
print NewCell.String 
End Sub

function fActiveCell(optional vChangeColOrRow) as object
   oActiveSheet=ThisComponent.CurrentController.ActiveSheet
   vViewData=ThisComponent.CurrentController.viewData
   vViewData=join(split(vViewData,";"),"/") 'replace ; with /
   vViewData=join(split(vViewData,":"),"/") 'replace : with /
   vViewData=join(split(vViewData,"+"),"/") 'replace + with /
   vViewData=split(vViewData,"/") 'split the string
   iCol=val(vViewData(6))
   iRow=val(vViewData(7))
   if not isError(vChangeColOrRow) then 'change row or column
      if isNumeric(vChangeColOrRow) then 'change row
         iRow=int(val(vChangeColOrRow))
      else 'change column
         for iCol=0 to 999
            if oActiveSheet.GetCellByPosition(iCol,0).String=vChangeColOrRow then exit for
            if oActiveSheet.GetCellByPosition(iCol,0).String="" then  'Column-label not found
               msgbox "Column-name " &amp; chr(34) &amp; vChangeColOrRow &amp; chr(34) &amp; " is not found !!!"
               exit function
            endif
         next
      endif
   endif
   fActiveCell=oActiveSheet.GetCellByPosition(iCol,iRow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